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5.60916666666667cm" style:use-optimal-column-width="true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3">
            <text:p>TABLA DE ENTRADAS Y SALIDAS PARA CALCULO DE PERIMETRO DE ELIPS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# prueba</text:p>
          </table:table-cell>
          <table:table-cell office:value-type="string" table:number-columns-spanned="2" table:number-rows-spanned="1" table:style-name="ce4">
            <text:p><text:s/>Datos entradas en cm (reales)</text:p>
          </table:table-cell>
          <table:covered-table-cell/>
          <table:table-cell office:value-type="string" table:style-name="ce2">
            <text:p><text:s/>Datos salida(perimetro) en cm</text:p>
          </table:table-cell>
          <table:table-cell office:value-type="string" table:style-name="ce2">
            <text:p><text:s/>Datos salida(perimetro) en pulgadas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<text:s/>radioMenor(a) = 5.5</text:p>
          </table:table-cell>
          <table:table-cell office:value-type="string" table:style-name="ce2">
            <text:p><text:s/>radioMayor(b) = 10</text:p>
          </table:table-cell>
          <table:table-cell office:value-type="float" office:value="49.72" table:style-name="ce2">
            <text:p>49.72</text:p>
          </table:table-cell>
          <table:table-cell office:value-type="float" office:value="19.57" table:style-name="ce2">
            <text:p>19.57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<text:s/>radioMenor(a) = 9</text:p>
          </table:table-cell>
          <table:table-cell office:value-type="string" table:style-name="ce2">
            <text:p><text:s/>radioMayor(b) = 12.5</text:p>
          </table:table-cell>
          <table:table-cell office:value-type="float" office:value="67.989999999999995" table:style-name="ce2">
            <text:p>67.99</text:p>
          </table:table-cell>
          <table:table-cell office:value-type="float" office:value="26.78" table:style-name="ce2">
            <text:p>26.78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<text:s/>radioMenor(a) =3.5</text:p>
          </table:table-cell>
          <table:table-cell office:value-type="string" table:style-name="ce2">
            <text:p><text:s/>radioMayor(b) = 6.7</text:p>
          </table:table-cell>
          <table:table-cell office:value-type="float" office:value="32.83" table:style-name="ce2">
            <text:p>32.83</text:p>
          </table:table-cell>
          <table:table-cell office:value-type="float" office:value="12.92" table:style-name="ce2">
            <text:p>12.9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<text:s/>radioMenor(a) =10</text:p>
          </table:table-cell>
          <table:table-cell office:value-type="string" table:style-name="ce2">
            <text:p><text:s/>radioMayor(b) = 7</text:p>
          </table:table-cell>
          <table:table-cell office:value-type="float" office:value="53.82" table:style-name="ce2">
            <text:p>53.82</text:p>
          </table:table-cell>
          <table:table-cell office:value-type="float" office:value="21.19" table:style-name="ce2">
            <text:p>21.19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<text:s/>radioMenor(a) =4</text:p>
          </table:table-cell>
          <table:table-cell office:value-type="string" table:style-name="ce2">
            <text:p><text:s/>radioMayor(b) = 8</text:p>
          </table:table-cell>
          <table:table-cell office:value-type="float" office:value="38.75" table:style-name="ce2">
            <text:p>38.75</text:p>
          </table:table-cell>
          <table:table-cell office:value-type="float" office:value="15.25" table:style-name="ce2">
            <text:p>15.25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lson</meta:initial-creator>
    <dc:creator>denis valladares</dc:creator>
    <meta:creation-date>2021-02-10T20:54:39Z</meta:creation-date>
    <dc:date>2021-02-13T05:00:52Z</dc:date>
    <meta:editing-cycles>1</meta:editing-cycles>
    <meta:editing-duration>PT264S</meta:editing-duration>
  </office:meta>
</office:document-meta>
</file>